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417in" fo:text-align="center"/>
      <style:text-properties style:font-name="Arial" fo:font-size="16.0pt"/>
    </style:style>
    <style:style style:name="P2" style:family="paragraph" style:parent-style-name="Standard">
      <style:paragraph-properties fo:margin-top="0.0833in" fo:margin-bottom="0.0417in" fo:margin-left="0.5000in" fo:text-indent="-0.5000in" style:line-height-at-least="0.1667in"/>
      <style:text-properties style:font-name="Arial" fo:font-size="12.0pt"/>
    </style:style>
    <style:style style:name="P3" style:family="paragraph" style:parent-style-name="Standard">
      <style:paragraph-properties fo:margin-bottom="0.0833in" fo:margin-left="0.5000in" style:line-height-at-least="0.1667in"/>
      <style:text-properties style:font-name="Times New Roman" fo:font-size="10.0pt"/>
    </style:style>
    <style:style style:name="P4" style:family="paragraph" style:parent-style-name="Standard">
      <style:paragraph-properties fo:margin-top="0.0833in" fo:margin-bottom="0.0417in" fo:margin-left="0.5000in" fo:text-indent="-0.5000in" style:line-height-at-least="0.1667in"/>
      <style:text-properties style:font-name="Arial" fo:font-size="10.0pt"/>
    </style:style>
    <style:style style:name="P5" style:family="paragraph" style:parent-style-name="Standard">
      <style:paragraph-properties fo:margin-left="0.5000in" fo:text-indent="-0.5000in" fo:line-height="60%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262626" fo:background-color="#ffffff"/>
    </style:style>
    <style:style style:name="P6" style:family="paragraph" style:parent-style-name="Standard">
      <style:paragraph-properties fo:margin-bottom="0.0833in" fo:margin-left="0.5000in" fo:text-indent="-0.5000in" style:line-height-at-least="0.1667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/>
    </style:style>
    <style:style style:name="P7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2.0pt"/>
    </style:style>
    <style:style style:name="P8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262626" fo:background-color="#ffffff"/>
    </style:style>
    <style:style style:name="P9" style:family="paragraph" style:parent-style-name="Standard">
      <style:paragraph-properties fo:margin-left="0.5000in" fo:text-indent="-0.5000in" fo:line-height="90%">
        <style:tab-stops>
          <style:tab-stop style:position="0.1528in"/>
          <style:tab-stop style:position="0.5000in"/>
        </style:tab-stops>
      </style:paragraph-properties>
      <style:text-properties style:font-name="Arial" fo:font-size="10.0pt" fo:color="#262626" fo:background-color="#ffffff"/>
    </style:style>
    <style:style style:name="P10" style:family="paragraph" style:parent-style-name="Standard">
      <style:text-properties style:font-name="Arial" fo:font-size="10.0pt" fo:color="#262626" fo:background-color="#ffffff"/>
    </style:style>
    <style:style style:name="P11" style:family="paragraph" style:parent-style-name="Standard"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weight="bold" fo:font-weight-asian="bold" fo:font-weight-complex="bold" fo:letter-spacing="0.0000in" fo:color="#262626" fo:background-color="#ffffff"/>
    </style:style>
    <style:style style:name="T3" style:family="text">
      <style:text-properties style:font-name="Times New Roman" fo:color="#000000" fo:background-color="transparent"/>
    </style:style>
    <style:style style:name="T4" style:family="text">
      <style:text-properties fo:letter-spacing="0.0000in"/>
    </style:style>
    <style:style style:name="T5" style:family="text">
      <style:text-properties fo:letter-spacing="0.0000in" fo:background-color="transparent"/>
    </style:style>
    <style:style style:name="T6" style:family="text">
      <style:text-properties fo:font-weight="bold" fo:font-weight-asian="bold" fo:font-weight-complex="bold" fo:letter-spacing="0.0000in"/>
    </style:style>
    <style:style style:name="T7" style:family="text">
      <style:text-properties fo:font-size="13.0pt" fo:font-size-asian="13.0pt" fo:font-size-complex="13.0pt" fo:letter-spacing="0.0000in" fo:background-color="transparent"/>
    </style:style>
    <style:style style:name="T8" style:family="text">
      <style:text-properties fo:font-weight="bold" fo:font-weight-asian="bold" fo:font-weight-complex="bold" fo:letter-spacing="0.0000in" fo:background-color="transparent"/>
    </style:style>
    <style:style style:name="T9" style:family="text">
      <style:text-properties fo:font-size="10.0pt" fo:font-size-asian="10.0pt" fo:font-size-complex="10.0pt" fo:letter-spacing="0.0000in" fo:background-color="transparen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Shopping Share List<text:line-break/>Caso de Uso: </text:span><text:span text:style-name="T2">Adicionar usuário à lista</text:span></text:p>
      <text:p text:style-name="P2"><text:span text:style-name="T1">Descrição</text:span></text:p>
      <text:p text:style-name="P3">Como um Usuário, eu quero ser capaz de compartilhar a minha lista de compras com outros usuários, de modo que eles possam acessar o conteúdo presente nela.</text:p>
      <text:p text:style-name="P2"><text:span text:style-name="T1">Descrição dos Atores</text:span></text:p>
      <text:p text:style-name="P4"><text:span text:style-name="T1">Usuário</text:span></text:p>
      <text:p text:style-name="P2"><text:span text:style-name="T1">Pré-Condições</text:span></text:p>
      <text:p text:style-name="P3">O usuário possui uma sessão aberta no momento de acesso ao sistema.</text:p>
      <text:p text:style-name="P2"><text:span text:style-name="T1">Fluxo Básico de Eventos</text:span></text:p>
      <text:p text:style-name="P2"><text:span text:style-name="T1"/></text:p>
      <text:list text:style-name="L1">
        <text:list-item>
          <text:p text:style-name="P5"><text:span text:style-name="T3"/><text:span text:style-name="T4">Usuário seleciona a opção para compartilhar listas</text:span><text:span text:style-name="T5"><text:line-break/></text:span></text:p>
        </text:list-item>
        <text:list-item>
          <text:p text:style-name="P5"><text:span text:style-name="T4">O sistema exibe uma tela com as listas que o usuário pode compartilhar </text:span><text:span text:style-name="T5"><text:line-break/></text:span></text:p>
        </text:list-item>
        <text:list-item>
          <text:p text:style-name="P5"><text:span text:style-name="T4">O usuário seleciona as listas que deseja compartilhar e seleciona a opção para avançar</text:span><text:span text:style-name="T5"><text:line-break/></text:span></text:p>
        </text:list-item>
        <text:list-item>
          <text:p text:style-name="P5"><text:span text:style-name="T4">O sistema exibe um campo para digitar o email dos usuários com os quais a lista será compartilhada</text:span><text:span text:style-name="T5"><text:line-break/></text:span></text:p>
        </text:list-item>
        <text:list-item>
          <text:p text:style-name="P5"><text:span text:style-name="T4">Usuário  insere os emails dos usuários que poderão acessar a lista</text:span><text:span text:style-name="T5"><text:line-break/></text:span></text:p>
        </text:list-item>
        <text:list-item>
          <text:p text:style-name="P5"><text:span text:style-name="T4">O sistema exibe uma tela com os usuários inseridos no passo 5 e solicita configuração da permissão que cada um terá </text:span><text:span text:style-name="T5"><text:line-break/></text:span></text:p>
        </text:list-item>
        <text:list-item>
          <text:p text:style-name="P5"><text:span text:style-name="T4">Usuário seleciona a permissão que cada usuário terá nas listas e seleciona a opção para concluir</text:span><text:span text:style-name="T5"><text:line-break/></text:span></text:p>
        </text:list-item>
        <text:list-item>
          <text:p text:style-name="P5"><text:span text:style-name="T4">Sistema registra as modificações de permissão nas listas</text:span><text:span text:style-name="T5"><text:line-break/></text:span></text:p>
        </text:list-item>
        <text:list-item>
          <text:p text:style-name="P5"><text:span text:style-name="T4">Sistema exibe mensagem de sucesso da ação</text:span><text:span text:style-name="T5"><text:line-break/></text:span></text:p>
        </text:list-item>
        <text:list-item>
          <text:p text:style-name="P5"><text:span text:style-name="T4">Sistema redireciona usuário para tela de listagem das listas</text:span><text:span text:style-name="T5"><text:line-break/></text:span></text:p>
        </text:list-item>
        <text:list-item>
          <text:p text:style-name="P5"><text:span text:style-name="T4">Fim do caso de uso</text:span></text:p>
        </text:list-item>
        <text:list-item>
          <text:p text:style-name="P6"/>
        </text:list-item>
        <text:list-item>
          <text:p text:style-name="P7"><text:span text:style-name="T1">Fluxos Alternativos</text:span></text:p>
        </text:list-item>
      </text:list>
      <text:list text:style-name="L2">
        <text:list-item>
          <text:p text:style-name="P8"><text:span text:style-name="T6"/></text:p>
        </text:list-item>
        <text:list-item>
          <text:p text:style-name="P8"><text:span text:style-name="T6">Se no passo 3 do fluxo principal nenhuma lista for selecionada, a seguinte ação é executada:</text:span><text:span text:style-name="T7"><text:line-break/></text:span></text:p>
        </text:list-item>
      </text:list>
      <text:list text:style-name="L2">
        <text:list-item>
          <text:p text:style-name="P9"><text:span text:style-name="T4">Mensagem de erro é exibida informando a necessidade de seleção das listas</text:span><text:span text:style-name="T5"><text:line-break/></text:span></text:p>
        </text:list-item>
      </text:list>
      <text:list text:style-name="L2">
        <text:list-item>
          <text:p text:style-name="P8"><text:span text:style-name="T6">Se no passo 5 do fluxo principal nenhum usuário for adicionado, </text:span><text:span text:style-name="T8">a seguinte ação é executada</text:span><text:span text:style-name="T6">:</text:span><text:span text:style-name="T9"><text:line-break/></text:span></text:p>
        </text:list-item>
      </text:list>
      <text:list text:style-name="L2">
        <text:list-item>
          <text:p text:style-name="P9"><text:span text:style-name="T4">Mensagem de erro é exibida informando a necessidade de inserção de email</text:span></text:p>
        </text:list-item>
      </text:list>
      <text:list text:style-name="L1">
        <text:list-item>
          <text:p text:style-name="P6"/>
        </text:list-item>
      </text:list>
      <text:p text:style-name="P3"><text:tab/></text:p>
      <text:p text:style-name="P2"><text:span text:style-name="T1">Pós-condições</text:span></text:p>
      <text:p text:style-name="P10"><text:span text:style-name="T4">Usuários são adicionados às listas com suas respectivas permissões configuradas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dc:title>&lt;use-case name&gt;</dc:title>
    <dc:subject>&lt;project&gt;</dc:subject>
    <meta:initial-creator>João  Farias</meta:initial-creator>
  </office:meta>
</office:document-meta>
</file>